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nefits</text:p>
      <text:p text:style-name="P1"/>
      <text:p text:style-name="P3"><text:span text:style-name="T1">The </text:span><text:span text:style-name="T3">Dynamically Transformable Single Tone Fingerprint</text:span> file system and the <text:span text:style-name="T3">Cloud Repository</text:span> data structure offers developers an interface to build a flexible and composite sound library which enables the users to add own sounds to the application by recording only one tone. The fingerprint - <text:s/>extracted from the recorded tone - can be transferred into every note and in addition to that tone and note modulations cause just a minor increase of the calculation efforts. Apart from that developers are able to create and add plug-ins to customize the functionalities and the overall behaviour of the underlying system.</text:p>
      <text:p text:style-name="P3"/>
      <text:p text:style-name="P3"/>
      <text:p text:style-name="P2">Definitions</text:p>
      <text:p text:style-name="P1"/>
      <text:p text:style-name="P3">The following part will define some notations including basic musical theoretic terms, a short sound fingerprint definition and <text:span text:style-name="T3">Dynamically Transformable Single Tone Fingerprint</text:span> file format.</text:p>
      <text:p text:style-name="P3"/>
      <text:p text:style-name="P2">Musical Definitions</text:p>
      <text:list xml:id="list2384516703100706405" text:style-name="L1">
        <text:list-item>
          <text:p text:style-name="P4"><text:span text:style-name="T4">Tone</text:span></text:p>
          <text:list>
            <text:list-item>
              <text:p text:style-name="P7"><text:span text:style-name="T1"/></text:p>
            </text:list-item>
          </text:list>
        </text:list-item>
        <text:list-item>
          <text:p text:style-name="P4"><text:span text:style-name="T4">No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17S</meta:editing-duration>
    <meta:editing-cycles>7</meta:editing-cycles>
    <meta:generator>OpenOffice/4.1.2$Win32 OpenOffice.org_project/412m3$Build-9782</meta:generator>
    <dc:date>2017-04-18T18:20:44.68</dc:date>
    <meta:document-statistic meta:table-count="0" meta:image-count="0" meta:object-count="0" meta:page-count="1" meta:paragraph-count="7" meta:word-count="131" meta:character-count="854"/>
    <meta:user-defined meta:name="Info 1"/>
    <meta:user-defined meta:name="Info 2"/>
    <meta:user-defined meta:name="Info 3"/>
    <meta:user-defined meta:name="Info 4"/>
  </office:meta>
</office:document-meta>
</file>